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9" calcext:value-type="float">
            <text:p>629</text:p>
          </table:table-cell>
          <table:table-cell table:style-name="ce7" table:formula="of:=COUNTIF([.B7:.B999];&quot;X&quot;)" office:value-type="float" office:value="523" calcext:value-type="float">
            <text:p>52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0" calcext:value-type="float">
            <text:p>67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3" table:number-rows-repeated="32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2">00/00/0000</text:date>, <text:time style:data-style-name="N2" text:time-value="20:37:24.1129128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2T20:38:06.402567471</dc:date>
    <meta:editing-duration>PT17H31M19S</meta:editing-duration>
    <meta:editing-cycles>614</meta:editing-cycles>
    <meta:document-statistic meta:table-count="1" meta:cell-count="3778" meta:object-count="0"/>
  </office:meta>
</office:document-meta>
</file>